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samp</text:p>
          </table:table-cell>
          <table:table-cell office:value-type="string" calcext:value-type="string">
            <text:p>rsamp</text:p>
          </table:table-cell>
          <table:table-cell office:value-type="string" calcext:value-type="string">
            <text:p>rsource</text:p>
          </table:table-cell>
          <table:table-cell office:value-type="string" calcext:value-type="string">
            <text:p>csamp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1" office:value-type="float" office:value="2100000" calcext:value-type="float">
            <text:p>2.10E+06</text:p>
          </table:table-cell>
          <table:table-cell table:formula="of:=1/([.A2]*2)" office:value-type="float" office:value="0.000000238095238095238" calcext:value-type="float">
            <text:p>2.38095238095238E-07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formula="of:=3.5*10^-12" office:value-type="float" office:value="0.0000000000035" calcext:value-type="float">
            <text:p>3.50E-12</text:p>
          </table:table-cell>
          <table:table-cell office:value-type="float" office:value="9.02" calcext:value-type="float">
            <text:p>9.02</text:p>
          </table:table-cell>
          <table:table-cell table:formula="of:=([.C2]+[.D2])*[.E2]*[.F2]" office:value-type="float" office:value="0.000000101024" calcext:value-type="float">
            <text:p>101.02E-09</text:p>
          </table:table-cell>
          <table:table-cell table:formula="of:=[.B2]-[.G2]" office:value-type="float" office:value="0.000000137071238095238" calcext:value-type="float">
            <text:p>1.37071238095238E-07</text:p>
          </table:table-cell>
        </table:table-row>
        <table:table-row table:style-name="ro1">
          <table:table-cell table:style-name="ce1" office:value-type="float" office:value="2100000" calcext:value-type="float">
            <text:p>2.10E+06</text:p>
          </table:table-cell>
          <table:table-cell table:formula="of:=1/([.A3]*2)" office:value-type="float" office:value="0.000000238095238095238" calcext:value-type="float">
            <text:p>2.38095238095238E-07</text:p>
          </table:table-cell>
          <table:table-cell office:value-type="float" office:value="3200" calcext:value-type="float">
            <text:p>3200</text:p>
          </table:table-cell>
          <table:table-cell office:value-type="float" office:value="100000" calcext:value-type="float">
            <text:p>100000</text:p>
          </table:table-cell>
          <table:table-cell table:formula="of:=3.5*10^-12" office:value-type="float" office:value="0.0000000000035" calcext:value-type="float">
            <text:p>3.50E-12</text:p>
          </table:table-cell>
          <table:table-cell office:value-type="float" office:value="9.02" calcext:value-type="float">
            <text:p>9.02</text:p>
          </table:table-cell>
          <table:table-cell table:formula="of:=([.C3]+[.D3])*[.E3]*[.F3]" office:value-type="float" office:value="0.000003258024" calcext:value-type="float">
            <text:p>3.26E-06</text:p>
          </table:table-cell>
          <table:table-cell table:formula="of:=[.B3]-[.G3]" office:value-type="float" office:value="-0.00000301992876190476" calcext:value-type="float">
            <text:p>-3.01992876190476E-06</text:p>
          </table:table-cell>
        </table:table-row>
        <table:table-row table:style-name="ro1">
          <table:table-cell table:style-name="ce1" office:value-type="float" office:value="2100000" calcext:value-type="float">
            <text:p>2.10E+06</text:p>
          </table:table-cell>
          <table:table-cell table:formula="of:=1/([.A4]*2)" office:value-type="float" office:value="0.000000238095238095238" calcext:value-type="float">
            <text:p>2.38095238095238E-07</text:p>
          </table:table-cell>
          <table:table-cell office:value-type="float" office:value="3200" calcext:value-type="float">
            <text:p>3200</text:p>
          </table:table-cell>
          <table:table-cell table:style-name="ce2" office:value-type="float" office:value="1000000" calcext:value-type="float">
            <text:p>1000000</text:p>
          </table:table-cell>
          <table:table-cell table:formula="of:=3.5*10^-12" office:value-type="float" office:value="0.0000000000035" calcext:value-type="float">
            <text:p>3.50E-12</text:p>
          </table:table-cell>
          <table:table-cell office:value-type="float" office:value="9.02" calcext:value-type="float">
            <text:p>9.02</text:p>
          </table:table-cell>
          <table:table-cell table:formula="of:=([.C4]+[.D4])*[.E4]*[.F4]" office:value-type="float" office:value="0.000031671024" calcext:value-type="float">
            <text:p>31.67E-06</text:p>
          </table:table-cell>
          <table:table-cell table:formula="of:=[.B4]-[.G4]" office:value-type="float" office:value="-0.0000314329287619048" calcext:value-type="float">
            <text:p>-3.14329287619048E-05</text:p>
          </table:table-cell>
        </table:table-row>
        <table:table-row table:style-name="ro1">
          <table:table-cell table:style-name="ce1" office:value-type="float" office:value="2100000" calcext:value-type="float">
            <text:p>2.10E+06</text:p>
          </table:table-cell>
          <table:table-cell table:formula="of:=1/([.A5]*2)" office:value-type="float" office:value="0.000000238095238095238" calcext:value-type="float">
            <text:p>2.38095238095238E-07</text:p>
          </table:table-cell>
          <table:table-cell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formula="of:=1*10^-7" office:value-type="float" office:value="0.0000001" calcext:value-type="float">
            <text:p>1.00E-07</text:p>
          </table:table-cell>
          <table:table-cell office:value-type="float" office:value="9.02" calcext:value-type="float">
            <text:p>9.02</text:p>
          </table:table-cell>
          <table:table-cell table:formula="of:=([.C5]+[.D5])*[.E5]*[.F5]" office:value-type="float" office:value="0.0119064" calcext:value-type="float">
            <text:p>11.91E-03</text:p>
          </table:table-cell>
          <table:table-cell table:formula="of:=[.B5]-[.G5]" office:value-type="float" office:value="-0.0119061619047619" calcext:value-type="float">
            <text:p>-0.0119061619</text:p>
          </table:table-cell>
        </table:table-row>
        <table:table-row table:style-name="ro1">
          <table:table-cell table:style-name="ce1" office:value-type="float" office:value="2100000" calcext:value-type="float">
            <text:p>2.10E+06</text:p>
          </table:table-cell>
          <table:table-cell table:formula="of:=1/([.A6]*2)" office:value-type="float" office:value="0.000000238095238095238" calcext:value-type="float">
            <text:p>2.38095238095238E-07</text:p>
          </table:table-cell>
          <table:table-cell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formula="of:=1*10^-8" office:value-type="float" office:value="0.00000001" calcext:value-type="float">
            <text:p>1.00E-08</text:p>
          </table:table-cell>
          <table:table-cell office:value-type="float" office:value="9.02" calcext:value-type="float">
            <text:p>9.02</text:p>
          </table:table-cell>
          <table:table-cell table:formula="of:=([.C6]+[.D6])*[.E6]*[.F6]" office:value-type="float" office:value="0.00119064" calcext:value-type="float">
            <text:p>1.19E-03</text:p>
          </table:table-cell>
          <table:table-cell table:formula="of:=[.B6]-[.G6]" office:value-type="float" office:value="-0.0011904019047619" calcext:value-type="float">
            <text:p>-0.0011904019</text:p>
          </table:table-cell>
        </table:table-row>
        <table:table-row table:style-name="ro1">
          <table:table-cell table:style-name="ce1" office:value-type="float" office:value="2100000" calcext:value-type="float">
            <text:p>2.10E+06</text:p>
          </table:table-cell>
          <table:table-cell table:formula="of:=1/([.A7]*2)" office:value-type="float" office:value="0.000000238095238095238" calcext:value-type="float">
            <text:p>2.38095238095238E-07</text:p>
          </table:table-cell>
          <table:table-cell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formula="of:=1*10^-8" office:value-type="float" office:value="0.00000001" calcext:value-type="float">
            <text:p>1.00E-08</text:p>
          </table:table-cell>
          <table:table-cell office:value-type="float" office:value="9.02" calcext:value-type="float">
            <text:p>9.02</text:p>
          </table:table-cell>
          <table:table-cell table:formula="of:=([.C7]+[.D7])*[.E7]*[.F7]" office:value-type="float" office:value="0.00119064" calcext:value-type="float">
            <text:p>1.19E-03</text:p>
          </table:table-cell>
          <table:table-cell table:formula="of:=[.B7]-[.G7]" office:value-type="float" office:value="-0.0011904019047619" calcext:value-type="float">
            <text:p>-0.0011904019</text:p>
          </table:table-cell>
        </table:table-row>
        <table:table-row table:style-name="ro1">
          <table:table-cell table:style-name="ce1" office:value-type="float" office:value="2100000" calcext:value-type="float">
            <text:p>2.10E+06</text:p>
          </table:table-cell>
          <table:table-cell table:formula="of:=1/([.A8]*2)" office:value-type="float" office:value="0.000000238095238095238" calcext:value-type="float">
            <text:p>2.38095238095238E-07</text:p>
          </table:table-cell>
          <table:table-cell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formula="of:=1*10^-8" office:value-type="float" office:value="0.00000001" calcext:value-type="float">
            <text:p>1.00E-08</text:p>
          </table:table-cell>
          <table:table-cell office:value-type="float" office:value="9.02" calcext:value-type="float">
            <text:p>9.02</text:p>
          </table:table-cell>
          <table:table-cell table:formula="of:=([.C8]+[.D8])*[.E8]*[.F8]" office:value-type="float" office:value="0.00119064" calcext:value-type="float">
            <text:p>1.19E-03</text:p>
          </table:table-cell>
          <table:table-cell table:formula="of:=[.B8]-[.G8]" office:value-type="float" office:value="-0.0011904019047619" calcext:value-type="float">
            <text:p>-0.0011904019</text:p>
          </table:table-cell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8:16:42.041251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20:29:18.206194081</meta:creation-date>
    <dc:date>2018-01-28T11:19:28.307681044</dc:date>
    <meta:editing-duration>PT14H48M51S</meta:editing-duration>
    <meta:editing-cycles>4</meta:editing-cycles>
    <meta:generator>LibreOffice/5.1.6.2$Linux_X86_64 LibreOffice_project/10m0$Build-2</meta:generator>
    <meta:document-statistic meta:table-count="1" meta:cell-count="62" meta:object-count="0"/>
  </office:meta>
</office:document-meta>
</file>